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7d6e" officeooo:paragraph-rsid="00227d6e"/>
    </style:style>
    <style:style style:name="P6" style:family="paragraph" style:parent-style-name="Text_20_body">
      <style:paragraph-properties fo:text-align="justify" style:justify-single-word="false"/>
      <style:text-properties fo:language="en" fo:country="US" officeooo:rsid="00227d6e" officeooo:paragraph-rsid="00227d6e"/>
    </style:style>
    <style:style style:name="P7" style:family="paragraph" style:parent-style-name="Text_20_body">
      <style:paragraph-properties fo:text-align="justify" style:justify-single-word="false"/>
      <style:text-properties fo:language="en" fo:country="US" officeooo:rsid="0022e1c8" officeooo:paragraph-rsid="0022e1c8"/>
    </style:style>
    <style:style style:name="P8" style:family="paragraph" style:parent-style-name="Heading_20_2">
      <style:text-properties fo:language="en" fo:country="US"/>
    </style:style>
    <style:style style:name="T1" style:family="text">
      <style:text-properties officeooo:rsid="00208c4a"/>
    </style:style>
    <style:style style:name="T2" style:family="text">
      <style:text-properties officeooo:rsid="0022e1c8"/>
    </style:style>
    <style:style style:name="T3" style:family="text">
      <style:text-properties fo:font-style="italic" officeooo:rsid="0022e1c8"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de Secrets</text:p>
      <text:p text:style-name="P1">Intellectual Piracy and the Origins of American Industrial Power</text:p>
      <text:p text:style-name="P3">DORON S. BEN-ATAR</text:p>
      <text:h text:style-name="P8" text:outline-level="2">CHAPTER <text:span text:style-name="T1">6</text:span></text:h>
      <text:p text:style-name="P4"/>
      <text:p text:style-name="P5">Constructing the American Understanding of Intellectual Property</text:p>
      <text:p text:style-name="P5"/>
      <text:p text:style-name="P6">When Thomas Attwood Digges was twenty-six years old, he sailed from the British colonies to Europe in hopes of gaining fame and fortune. Born in 1742, this son of one of Maryland's most prominent Catholic families thought he was destined for greatness. After some early troubles in his teen years – Digges was somewhat of a kleptomaniac – he moved to Europe in the late 1760s, settled in Portugal, and engaged in international trade. <text:span text:style-name="T2">At the same time he began working on a novel. In 1774 Digges moved to London, legal troubles with Portuguese authorities provided the push and love for an Englishwoman provided the pull for change of residence. The following year he published his largely autobiographical novel, the first ever written by an American, </text:span><text:span text:style-name="T3">Adventures of Alfonso</text:span><text:span text:style-name="T2">.</text:span></text:p>
      <text:p text:style-name="P6"/>
      <text:p text:style-name="P7">The literary care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6DT5H4M36S</meta:editing-duration>
    <meta:editing-cycles>24</meta:editing-cycles>
    <meta:generator>LibreOffice/4.2.4.2$Linux_X86_64 LibreOffice_project/63150712c6d317d27ce2db16eb94c2f3d7b699f8</meta:generator>
    <dc:date>2014-06-23T14:57:41.885770482</dc:date>
    <dc:creator>Guillermo Lengemann</dc:creator>
    <meta:document-statistic meta:table-count="0" meta:image-count="0" meta:object-count="0" meta:page-count="1" meta:paragraph-count="7" meta:word-count="153" meta:character-count="960" meta:non-whitespace-character-count="812"/>
  </office:meta>
</office:document-meta>
</file>